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PBClock</text:p>
          </table:table-cell>
          <table:table-cell office:value-type="float" office:value="42000000">
            <text:p>42000000</text:p>
          </table:table-cell>
        </table:table-row>
        <table:table-row table:style-name="ro1">
          <table:table-cell office:value-type="string">
            <text:p>BR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S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S2</text:p>
          </table:table-cell>
          <table:table-cell office:value-type="float" office:value="6">
            <text:p>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q</text:p>
          </table:table-cell>
          <table:table-cell table:formula="of:=([.B2] +1)*(1/[.B1])" office:value-type="float" office:value="0.000000142857142857143">
            <text:p>1,42857142857143E-007</text:p>
          </table:table-cell>
        </table:table-row>
        <table:table-row table:style-name="ro1">
          <table:table-cell office:value-type="string">
            <text:p>Tbs1</text:p>
          </table:table-cell>
          <table:table-cell table:formula="of:=([.B3]+1)*[.B7]" office:value-type="float" office:value="0.000000857142857142857">
            <text:p>8,57142857142857E-007</text:p>
          </table:table-cell>
        </table:table-row>
        <table:table-row table:style-name="ro1">
          <table:table-cell office:value-type="string">
            <text:p>Tbs2</text:p>
          </table:table-cell>
          <table:table-cell table:style-name="ce1" table:formula="of:=([.B4]+1)*[.B7]" office:value-type="float" office:value="0.000001">
            <text:p>0,000001</text:p>
          </table:table-cell>
        </table:table-row>
        <table:table-row table:style-name="ro1">
          <table:table-cell office:value-type="string">
            <text:p>BitTime</text:p>
          </table:table-cell>
          <table:table-cell table:formula="of:=[.B7]+[.B8]+[.B9]" office:value-type="float" office:value="0.000002">
            <text:p>0,000002</text:p>
          </table:table-cell>
        </table:table-row>
        <table:table-row table:style-name="ro1">
          <table:table-cell office:value-type="string">
            <text:p>Baudrate</text:p>
          </table:table-cell>
          <table:table-cell table:formula="of:=1/[.B10]" office:value-type="float" office:value="500000">
            <text:p>500000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28.05.2012</text:date>, <text:time>15:0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Braun</meta:initial-creator>
    <meta:creation-date>2012-05-27T22:19:07</meta:creation-date>
    <dc:date>2012-05-28T15:03:00</dc:date>
    <dc:creator>Tobias Braun</dc:creator>
    <meta:editing-duration>PT15M13S</meta:editing-duration>
    <meta:editing-cycles>23</meta:editing-cycles>
    <meta:generator>LibreOffice/3.4$Unix LibreOffice_project/340m1$Build-502</meta:generator>
    <meta:document-statistic meta:table-count="3" meta:cell-count="18" meta:object-count="0"/>
  </office:meta>
</office:document-meta>
</file>